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color="#ffff99" draw:textarea-horizontal-align="center" draw:textarea-vertical-align="middle" style:protect="position siz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protect="position size"/>
    </style:style>
    <style:style style:name="gr4" style:family="graphic" style:parent-style-name="standard">
      <style:graphic-properties draw:textarea-horizontal-align="justify" draw:textarea-vertical-align="middle" draw:auto-grow-height="false" fo:wrap-option="wrap" style:protect="position size"/>
    </style:style>
    <style:style style:name="gr5" style:family="graphic" style:parent-style-name="standard">
      <style:graphic-properties draw:textarea-horizontal-align="justify" draw:textarea-vertical-align="middle" draw:auto-grow-height="false" fo:wrap-option="wrap"/>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auto-grow-width="true" fo:min-height="0.225cm"/>
    </style:style>
    <style:style style:name="gr9" style:family="graphic" style:parent-style-name="standard">
      <style:graphic-properties draw:stroke="none" svg:stroke-color="#000000" draw:fill="none" draw:fill-color="#ffffff" draw:auto-grow-width="true" fo:min-height="0.236cm"/>
    </style:style>
    <style:style style:name="gr10" style:family="graphic" style:parent-style-name="standard">
      <style:graphic-properties draw:stroke="none" svg:stroke-color="#000000" draw:fill="none" draw:fill-color="#ffffff" draw:auto-grow-width="true" fo:min-height="0.236cm" style:protect="position size"/>
    </style:style>
    <style:style style:name="gr11" style:family="graphic" style:parent-style-name="standard">
      <style:graphic-properties draw:stroke="none" svg:stroke-color="#000000" draw:fill="none" draw:fill-color="#ffffff" fo:min-height="0.915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textbodyjustfie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color="#ffff99" draw:textarea-horizontal-align="center" draw:textarea-vertical-align="middle" style:protect="position size"/>
    </style:style>
    <style:style style:name="gr15" style:family="graphic">
      <style:graphic-properties style:protect="position size"/>
    </style:style>
    <style:style style:name="gr16" style:family="graphic" style:parent-style-name="standard">
      <style:graphic-properties draw:fill-color="#ffff99" draw:opacity="100%" draw:textarea-horizontal-align="center" draw:textarea-vertical-align="middle" draw:shadow-offset-x="0.305cm" draw:shadow-offset-y="0.305cm" draw:shadow-opacity="100%"/>
    </style:style>
    <style:style style:name="gr17" style:family="graphic" style:parent-style-name="standard">
      <style:graphic-properties draw:stroke="none" svg:stroke-color="#000000" draw:fill="none" draw:fill-color="#ffffff" draw:opacity="50%" draw:textarea-horizontal-align="left" draw:auto-grow-height="true" draw:auto-grow-width="true" fo:min-height="0cm" fo:min-width="0cm" draw:shadow-opacity="50%"/>
    </style:style>
    <style:style style:name="gr18" style:family="graphic" style:parent-style-name="standard">
      <style:graphic-properties draw:opacity="100%" draw:textarea-horizontal-align="justify" draw:textarea-vertical-align="middle" draw:auto-grow-height="false" draw:shadow-opacity="100%"/>
    </style:style>
    <style:style style:name="gr19" style:family="graphic" style:parent-style-name="standard">
      <style:graphic-properties draw:fill-color="#ffff99"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000000" draw:fill="none" draw:fill-color="#ffffff" fo:min-height="0.61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star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2pt" fo:font-weight="bold" style:font-size-asian="12pt" style:font-weight-asian="bold" style:font-size-complex="12pt" style:font-weight-complex="bold"/>
    </style:style>
    <style:style style:name="P6" style:family="paragraph">
      <style:paragraph-properties fo:text-align="center"/>
      <style:text-properties fo:font-weight="bold" style:font-weight-asian="bold" style:font-weight-complex="bold"/>
    </style:style>
    <style:style style:name="P7" style:family="paragraph">
      <style:text-properties fo:font-size="12pt" style:font-size-asian="12pt" style:font-size-complex="12pt"/>
    </style:style>
    <style:style style:name="P8" style:family="paragraph">
      <style:paragraph-properties fo:text-align="en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ff0000"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language="en" fo:country="US" fo:font-weight="bold" style:font-size-asian="12pt" style:font-weight-asian="bold" style:font-size-complex="12pt" style:font-weight-complex="bold"/>
    </style:style>
    <style:style style:name="T6" style:family="text">
      <style:text-properties fo:font-size="12pt" fo:language="en" fo:country="US"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1" draw:layer="layout" svg:width="19.59cm" svg:height="25.94cm" svg:x="1cm" svg:y="1cm">
              <text:p/>
            </draw:rect>
            <draw:connector draw:style-name="gr2" draw:text-style-name="P1" draw:layer="layout" draw:type="curve" draw:line-skew="-1.249cm" svg:x1="13.998cm" svg:y1="25.873cm" svg:x2="20.59cm" svg:y2="5.455cm" draw:start-shape="id1" draw:start-glue-point="7" draw:end-shape="id2" draw:end-glue-point="7" svg:d="m13998 25873c8766 0 5470-20418 6592-20418">
              <text:p/>
            </draw:connector>
            <draw:g>
              <draw:custom-shape draw:style-name="gr3" draw:text-style-name="P2" draw:id="id4" draw:layer="layout" svg:width="9.207cm" svg:height="2.304cm" svg:x="6.192cm" svg:y="13.815cm">
                <text:p text:style-name="P1"><text:span text:style-name="T1">Cryptographically secure R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6" draw:layer="layout" svg:width="8.817cm" svg:height="4.128cm" svg:x="1cm" svg:y="3.365cm">
                <text:p text:style-name="P1"><text:span text:style-name="T2">HAVEGE</text:span></text:p>
                <text:list text:style-name="L1">
                  <text:list-item>
                    <text:p text:style-name="P3"><text:span text:style-name="T3">HA</text:span><text:span text:style-name="T4">rdware </text:span><text:span text:style-name="T3">V</text:span><text:span text:style-name="T4">olatile </text:span><text:span text:style-name="T3">E</text:span><text:span text:style-name="T4">ntropy </text:span><text:span text:style-name="T3">G</text:span><text:span text:style-name="T4">athering and </text:span><text:span text:style-name="T3">E</text:span><text:span text:style-name="T4">xpansion</text:span></text:p>
                  </text:list-item>
                  <text:list-item>
                    <text:p text:style-name="P3"><text:span text:style-name="T4"><text:a xlink:href="http://www.irisa.fr/caps/projects/hipsor/">http://www.irisa.fr/caps/projects/hipsor/</text:a></text:span></text:p>
                  </text:list-item>
                </text:list>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4" draw:id="id2" draw:layer="layout" svg:width="8.789cm" svg:height="4.128cm" svg:x="11.801cm" svg:y="3.391cm">
                <text:p text:style-name="P1"><text:span text:style-name="T2">External input</text:span></text:p>
                <text:list text:style-name="L1">
                  <text:list-item>
                    <text:p text:style-name="P3"><text:span text:style-name="T4">Hardware random number generator</text:span></text:p>
                  </text:list-item>
                  <text:list-item>
                    <text:p text:style-name="P3"><text:span text:style-name="T4"><text:a xlink:href="http://www.fourmilab.ch/hotbits/">http://www.fourmilab.ch/hotbits/</text:a></text:span></text:p>
                  </text:list-item>
                  <text:list-item>
                    <text:p text:style-name="P3"><text:span text:style-name="T4"><text:a xlink:href="http://www.random.org/">http://www.random.org/</text:a></text:span></text:p>
                  </text:list-item>
                  <text:list-item>
                    <text:p text:style-name="P3"><text:span text:style-name="T4">Any UNIX process via STDIN or named pipe <text:s/></text:span></text:p>
                  </text:list-item>
                </text:list>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6" draw:text-style-name="P5" draw:id="id5" draw:layer="layout" svg:width="6.456cm" svg:height="3.069cm" svg:x="12.967cm" svg:y="9.631cm">
                <text:p text:style-name="P1"><text:span text:style-name="T2">What source for </text:span></text:p>
                <text:p text:style-name="P1"><text:span text:style-name="T2">ENTROPY input? <text: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5" draw:id="id3" draw:layer="layout" svg:width="6.456cm" svg:height="3.069cm" svg:x="2.18cm" svg:y="9.631cm">
                <text:p text:style-name="P1"><text:span text:style-name="T2"><text:s/></text:span><text:span text:style-name="T2">What source for </text:span></text:p>
                <text:p text:style-name="P1"><text:span text:style-name="T2">additional inpu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1" draw:layer="layout" draw:type="curve" draw:line-skew="0.66cm" svg:x1="16.196cm" svg:y1="7.519cm" svg:x2="5.408cm" svg:y2="9.631cm" draw:start-shape="id2" draw:start-glue-point="6" draw:end-shape="id3" draw:end-glue-point="4" svg:d="m16196 7519c0 2574-10788 1518-10788 2112">
                <text:p/>
              </draw:connector>
              <draw:connector draw:style-name="gr2" draw:text-style-name="P1" draw:layer="Layer4" draw:type="curve" draw:line-skew="0cm 0cm 0.316cm" svg:x1="8.636cm" svg:y1="11.166cm" svg:x2="6.192cm" svg:y2="14.967cm" draw:start-shape="id3" draw:start-glue-point="7" draw:end-shape="id4" draw:end-glue-point="5" svg:d="m8636 11166c753 0 502 2092-1064 2092s-1659 1709-1380 1709">
                <text:p/>
              </draw:connector>
              <draw:connector draw:style-name="gr2" draw:text-style-name="P1" draw:layer="Layer4" draw:type="curve" svg:x1="2.18cm" svg:y1="11.166cm" svg:x2="6.192cm" svg:y2="14.967cm" draw:start-shape="id3" draw:start-glue-point="5" draw:end-shape="id4" draw:end-glue-point="5" svg:d="m2180 11166c-751 0-2757 3801 4012 3801">
                <text:p/>
              </draw:connector>
              <draw:connector draw:style-name="gr2" draw:text-style-name="P1" draw:layer="Layer4" draw:type="curve" draw:line-skew="0cm 0.073cm -0.385cm" svg:x1="12.967cm" svg:y1="11.166cm" svg:x2="15.399cm" svg:y2="14.967cm" draw:start-shape="id5" draw:start-glue-point="5" draw:end-shape="id4" draw:end-glue-point="7" svg:d="m12967 11166c-751 0-501 2165 1023 2165s1583 1636 1409 1636">
                <text:p/>
              </draw:connector>
              <draw:connector draw:style-name="gr2" draw:text-style-name="P1" draw:layer="Layer4" draw:type="curve" draw:line-skew="0.673cm" svg:x1="5.409cm" svg:y1="7.493cm" svg:x2="16.195cm" svg:y2="9.631cm" draw:start-shape="id6" draw:start-glue-point="6" draw:end-shape="id5" draw:end-glue-point="4" svg:d="m5409 7493c0 2613 10786 1544 10786 2138">
                <text:p/>
              </draw:connector>
              <draw:connector draw:style-name="gr2" draw:text-style-name="P1" draw:layer="Layer4" draw:type="line" svg:x1="5.409cm" svg:y1="7.493cm" svg:x2="5.408cm" svg:y2="9.631cm" draw:start-shape="id6" draw:start-glue-point="6" draw:end-shape="id3" draw:end-glue-point="4" svg:d="m5409 7493-1 2138">
                <text:p/>
              </draw:connector>
              <draw:connector draw:style-name="gr2" draw:text-style-name="P1" draw:layer="Layer4" draw:type="line" svg:x1="16.195cm" svg:y1="7.519cm" svg:x2="16.195cm" svg:y2="9.631cm" draw:start-shape="id2" draw:end-shape="id5" draw:end-glue-point="4" svg:d="m16195 7519v2112">
                <text:p/>
              </draw:connector>
              <draw:connector draw:style-name="gr2" draw:text-style-name="P1" draw:layer="layout" draw:type="curve" svg:x1="19.423cm" svg:y1="11.166cm" svg:x2="15.399cm" svg:y2="14.967cm" draw:start-shape="id5" draw:start-glue-point="7" draw:end-shape="id4" draw:end-glue-point="7" svg:d="m19423 11166c753 0 2765 3801-4024 3801">
                <text:p/>
              </draw:connector>
              <draw:frame draw:style-name="gr7" draw:layer="layout" svg:width="0.621cm" svg:height="0.725cm" svg:x="13.229cm" svg:y="5.136cm">
                <draw:text-box>
                  <text:p><text:s/></text:p>
                </draw:text-box>
              </draw:frame>
              <draw:custom-shape draw:style-name="gr3" draw:text-style-name="P6" draw:id="id7" draw:layer="layout" svg:width="5.911cm" svg:height="3.266cm" svg:x="7.84cm" svg:y="17.333cm">
                <text:p text:style-name="P1"><text:span text:style-name="T2">PERFORM </text:span></text:p>
                <text:p text:style-name="P1"><text:span text:style-name="T2">FIPS VALIDATION ?</text:span></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8" draw:text-style-name="P7" draw:layer="layout" svg:width="3.41cm" svg:height="0.725cm" svg:x="3.019cm" svg:y="15.184cm">
                <draw:text-box>
                  <text:p><text:span text:style-name="T4">Additional input</text:span></text:p>
                </draw:text-box>
              </draw:frame>
              <draw:frame draw:style-name="gr8" draw:text-style-name="P7" draw:layer="layout" svg:width="3.004cm" svg:height="0.725cm" svg:x="15.439cm" svg:y="15.184cm">
                <draw:text-box>
                  <text:p><text:span text:style-name="T4">Entropy input</text:span></text:p>
                </draw:text-box>
              </draw:frame>
              <draw:connector draw:style-name="gr2" draw:text-style-name="P1" draw:layer="layout" svg:x1="10.796cm" svg:y1="16.119cm" svg:x2="10.796cm" svg:y2="17.333cm" draw:start-shape="id4" draw:start-glue-point="6" draw:end-shape="id7" draw:end-glue-point="4" svg:d="m10796 16119v1214">
                <text:p/>
              </draw:connector>
              <draw:frame draw:style-name="gr9" draw:text-style-name="P7" draw:layer="layout" svg:width="1.349cm" svg:height="0.725cm" svg:x="6.391cm" svg:y="18.203cm">
                <draw:text-box>
                  <text:p><text:span text:style-name="T4">YES</text:span></text:p>
                </draw:text-box>
              </draw:frame>
              <draw:frame draw:style-name="gr10" draw:text-style-name="P7" draw:layer="layout" svg:width="1.137cm" svg:height="0.725cm" svg:x="14.033cm" svg:y="18.203cm">
                <draw:text-box>
                  <text:p><text:span text:style-name="T4">NO</text:span></text:p>
                </draw:text-box>
              </draw:frame>
              <draw:custom-shape draw:style-name="gr5" draw:text-style-name="P1" draw:id="id8" draw:layer="layout" svg:width="8.235cm" svg:height="3.66cm" svg:x="1cm" svg:y="20.23cm">
                <text:p text:style-name="P1"><text:span text:style-name="T5">FIPS PUB 140-2 statistical tests</text:span></text:p>
                <text:p text:style-name="P3"><text:span text:style-name="T6">Mono bit, Poker, Runs, Long run,Continuous run</text:span></text:p>
                <text:p text:style-name="P3"><text:span text:style-name="T6">Only blocks of length of 20000 bits which are passing the tests are sent </text:span></text:p>
                <text:p text:style-name="P3"><text:span text:style-name="T6">to the output</text:span></text:p>
                <text:p text:style-name="P1"><text:span text:style-name="T4"/></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5" draw:id="id1" draw:layer="layout" svg:width="6.405cm" svg:height="2.135cm" svg:x="7.593cm" svg:y="24.805cm">
                <text:p text:style-name="P1"><text:span text:style-name="T2">Output</text:span></text:p>
                <text:list text:style-name="L1">
                  <text:list-item>
                    <text:p text:style-name="P3"><text:span text:style-name="T7">Entropy for /dev/random</text:span></text:p>
                  </text:list-item>
                  <text:list-item>
                    <text:p text:style-name="P3"><text:span text:style-name="T7">STDOUT</text:span></text:p>
                  </text:list-item>
                  <text:list-item>
                    <text:p text:style-name="P3"><text:span text:style-name="T7">FILE, Unix pipe, ...</text:span></text:p>
                  </text:list-item>
                </text:list>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1" draw:layer="layout" draw:type="curve" draw:line-skew="0cm -0.622cm" svg:x1="13.751cm" svg:y1="18.966cm" svg:x2="10.796cm" svg:y2="24.805cm" draw:start-shape="id7" draw:start-glue-point="7" draw:end-shape="id1" draw:end-glue-point="4" svg:d="m13751 18966c751 0 626 1557-300 1995s-2655-243-2655 3844">
                <text:p/>
              </draw:connector>
              <draw:connector draw:style-name="gr2" draw:text-style-name="P1" draw:layer="layout" draw:type="curve" svg:x1="5.118cm" svg:y1="23.89cm" svg:x2="7.593cm" svg:y2="25.872cm" draw:start-shape="id8" draw:start-glue-point="6" draw:end-shape="id1" svg:d="m5118 23890c0 1322 825 1982 2475 1982">
                <text:p/>
              </draw:connector>
              <draw:connector draw:style-name="gr2" draw:text-style-name="P1" draw:layer="layout" draw:type="curve" svg:x1="7.84cm" svg:y1="18.966cm" svg:x2="5.118cm" svg:y2="20.23cm" draw:start-shape="id7" draw:start-glue-point="5" draw:end-shape="id8" draw:end-glue-point="4" svg:d="m7840 18966c-1815 0-2722 421-2722 1264">
                <text:p/>
              </draw:connector>
              <draw:frame draw:style-name="gr11" draw:text-style-name="P7" draw:layer="layout" svg:width="5.185cm" svg:height="1.673cm" svg:x="13.505cm" svg:y="23.132cm">
                <draw:text-box>
                  <text:p><text:span text:style-name="T4">Output can be send to the input of the another CSPRNG process</text:span></text:p>
                </draw:text-box>
              </draw:frame>
            </draw:g>
            <draw:frame draw:style-name="gr12" draw:text-style-name="P6" draw:layer="layout" svg:width="19.59cm" svg:height="2.147cm" svg:x="1cm" svg:y="1cm">
              <draw:text-box>
                <text:p text:style-name="P1"><text:span text:style-name="T8">Overall schema of the operation</text:span></text:p>
                <text:p text:style-name="P3"><text:span text:style-name="T9">It illustrates two possible input streams which can be used as entropy and additional input streams, FIPS statistical tests and how the output can be used as the input for the another instantiation of the</text:span></text:p>
                <text:p text:style-name="P3"><text:span text:style-name="T9"><text:s/></text:span><text:span text:style-name="T9">generator</text:span></text:p>
              </draw:text-box>
            </draw:frame>
          </draw:g>
        </draw:g>
      </draw:page>
      <draw:page draw:name="page2" draw:style-name="dp1" draw:master-page-name="Default">
        <draw:frame draw:style-name="gr13" draw:layer="layout" svg:width="12.969cm" svg:height="3.569cm" svg:x="4.355cm" svg:y="1.305cm">
          <draw:text-box>
            <text:p>Block Cipher AES-128 Based Deterministic Random Bit Generator</text:p>
            <text:p>AES-128 in the counter mode</text:p>
            <text:p>Internal state: Key (128 bits), Vector (128 bits), Reseed counter</text:p>
            <text:p/>
            <text:p>Instantiate</text:p>
            <text:p>Update state</text:p>
            <text:p>Generate Random Bytes</text:p>
          </draw:text-box>
        </draw:frame>
        <draw:g>
          <draw:g>
            <draw:rect draw:style-name="gr14" draw:text-style-name="P1" draw:layer="layout" svg:width="9.76cm" svg:height="11.895cm" svg:x="1cm" svg:y="14.725cm">
              <text:p text:style-name="P1"><text:s text:c="2"/></text:p>
            </draw:rect>
            <draw:frame draw:style-name="gr7" draw:layer="layout" svg:width="6.306cm" svg:height="1.673cm" svg:x="2.727cm" svg:y="15.03cm">
              <draw:text-box>
                <text:p text:style-name="P1">Instantiate process</text:p>
                <text:p>Full Entropy Input is assumed.</text:p>
                <text:p>Personalization string can be 0</text:p>
              </draw:text-box>
            </draw:frame>
          </draw:g>
          <draw:g>
            <draw:g draw:style-name="gr15">
              <draw:custom-shape draw:style-name="gr3" draw:text-style-name="P1" draw:id="id9" draw:layer="layout" svg:width="4.27cm" svg:height="1.525cm" svg:x="1.305cm" svg:y="16.86cm">
                <text:p text:style-name="P1">Entropy 256bit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1" draw:id="id11" draw:layer="layout" svg:width="4.27cm" svg:height="1.525cm" svg:x="6.185cm" svg:y="16.86cm">
                <text:p text:style-name="P1">Personalization</text:p>
                <text:p text:style-name="P1">string 256bits</text:p>
                <draw:enhanced-geometry svg:viewBox="0 0 21600 21600" draw:glue-points="12960 0 10800 0 2160 10800 8600 21600 10800 21600 19400 10800" draw:text-areas="4230 0 17370 21600" draw:type="flowchart-data" draw:enhanced-path="M 4230 0 L 21600 0 17370 21600 0 21600 4230 0 Z N"/>
              </draw:custom-shape>
            </draw:g>
            <draw:custom-shape draw:style-name="gr3" draw:text-style-name="P1" draw:id="id10" draw:layer="layout" svg:width="8.235cm" svg:height="1.83cm" svg:x="1.763cm" svg:y="19.3cm">
              <text:p text:style-name="P1">Seed = Entropy XOR Pers. String</text:p>
              <text:p text:style-name="P1">Key = 0 (128 bit)</text:p>
              <text:p text:style-name="P1">V= 0 (128 bit)</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1" draw:id="id12" draw:layer="layout" svg:width="8.235cm" svg:height="1.83cm" svg:x="1.763cm" svg:y="21.74cm">
              <text:p text:style-name="P1"><text:s/>Key, V = Update(Seed, Key, V)</text:p>
              <text:p text:style-name="P1">Reseed_counter = 1</text:p>
              <draw:enhanced-geometry svg:viewBox="0 0 21600 21600" draw:text-areas="2540 0 19060 21600" draw:type="flowchart-predefined-process" draw:enhanced-path="M 0 0 L 21600 0 21600 21600 0 21600 Z N M 2540 0 L 2540 21600 N M 19060 0 L 19060 21600 N"/>
            </draw:custom-shape>
            <draw:custom-shape draw:style-name="gr6" draw:text-style-name="P1" draw:id="id13" draw:layer="layout" svg:width="8.54cm" svg:height="1.525cm" svg:x="1.61cm" svg:y="24.18cm">
              <text:p text:style-name="P1">Output: Key, Vector, Reseed_counter</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1" draw:layer="layout" draw:type="curve" svg:x1="3.44cm" svg:y1="18.385cm" svg:x2="5.88cm" svg:y2="19.3cm" draw:start-shape="id9" draw:start-glue-point="8" draw:end-shape="id10" draw:end-glue-point="0" svg:d="m3440 18385c0 687 2440 230 2440 915">
              <text:p/>
            </draw:connector>
            <draw:connector draw:style-name="gr2" draw:text-style-name="P1" draw:layer="layout" draw:type="curve" svg:x1="7.885cm" svg:y1="18.385cm" svg:x2="5.88cm" svg:y2="19.3cm" draw:start-shape="id11" draw:start-glue-point="7" draw:end-shape="id10" draw:end-glue-point="0" svg:d="m7885 18385c0 687-2005 230-2005 915">
              <text:p/>
            </draw:connector>
            <draw:connector draw:style-name="gr2" draw:text-style-name="P1" draw:layer="layout" draw:type="curve" svg:x1="5.88cm" svg:y1="21.13cm" svg:x2="5.88cm" svg:y2="21.74cm" draw:start-shape="id10" draw:start-glue-point="2" draw:end-shape="id12" draw:end-glue-point="0" svg:d="m5880 21130v610">
              <text:p/>
            </draw:connector>
            <draw:connector draw:style-name="gr2" draw:text-style-name="P1" draw:layer="layout" draw:type="curve" svg:x1="5.88cm" svg:y1="23.57cm" svg:x2="5.88cm" svg:y2="24.18cm" draw:start-shape="id12" draw:start-glue-point="2" draw:end-shape="id13" draw:end-glue-point="4" svg:d="m5880 23570v610">
              <text:p/>
            </draw:connector>
          </draw:g>
        </draw:g>
        <draw:g>
          <draw:g>
            <draw:rect draw:style-name="gr16" draw:text-style-name="P1" draw:layer="layout" svg:width="9.76cm" svg:height="9.15cm" svg:x="1cm" svg:y="5.27cm">
              <text:p text:style-name="P1"><text:s text:c="3"/></text:p>
            </draw:rect>
            <draw:frame draw:style-name="gr17" draw:layer="layout" svg:width="3.478cm" svg:height="0.725cm" svg:x="4.141cm" svg:y="5.27cm">
              <draw:text-box>
                <text:p>Update process</text:p>
              </draw:text-box>
            </draw:frame>
          </draw:g>
          <draw:g>
            <draw:connector draw:style-name="gr2" draw:text-style-name="P1" draw:layer="layout" draw:type="curve" svg:x1="2.519cm" svg:y1="7.1cm" svg:x2="5.727cm" svg:y2="7.758cm" draw:start-shape="id14" draw:start-glue-point="7" draw:end-shape="id15" draw:end-glue-point="0" svg:d="m2519 7100c0 493 3208 165 3208 658">
              <text:p/>
            </draw:connector>
            <draw:connector draw:style-name="gr2" draw:text-style-name="P1" draw:layer="layout" draw:type="curve" svg:x1="5.88cm" svg:y1="7.1cm" svg:x2="5.727cm" svg:y2="7.758cm" draw:start-shape="id16" draw:start-glue-point="8" draw:end-shape="id15" draw:end-glue-point="0" svg:d="m5880 7100c0 493-153 165-153 658">
              <text:p/>
            </draw:connector>
            <draw:connector draw:style-name="gr2" draw:text-style-name="P1" draw:layer="layout" svg:x1="5.727cm" svg:y1="9.283cm" svg:x2="5.727cm" svg:y2="9.845cm" draw:start-shape="id15" draw:start-glue-point="2" draw:end-shape="id17" draw:end-glue-point="0" svg:d="m5727 9283v562">
              <text:p/>
            </draw:connector>
            <draw:connector draw:style-name="gr2" draw:text-style-name="P1" draw:layer="layout" svg:x1="5.727cm" svg:y1="11.37cm" svg:x2="5.727cm" svg:y2="11.98cm" draw:start-shape="id17" draw:start-glue-point="2" draw:end-shape="id18" draw:end-glue-point="0" svg:d="m5727 11370v610">
              <text:p/>
            </draw:connector>
            <draw:connector draw:style-name="gr2" draw:text-style-name="P1" draw:layer="layout" draw:type="curve" draw:line-skew="-0.375cm" svg:x1="10.145cm" svg:y1="6.49cm" svg:x2="10.15cm" svg:y2="12.895cm" draw:start-shape="id19" draw:start-glue-point="9" draw:end-shape="id18" draw:end-glue-point="1" svg:d="m10145 6490c654 0 651 6405 5 6405">
              <text:p/>
            </draw:connector>
            <draw:custom-shape draw:style-name="gr18" draw:text-style-name="P1" draw:id="id18" draw:layer="layout" svg:width="8.845cm" svg:height="1.83cm" svg:x="1.305cm" svg:y="11.98cm">
              <text:p text:style-name="P1">Temp = Temp XOR Data</text:p>
              <text:p text:style-name="P1">Key = bits 1-128 of Temp</text:p>
              <text:p text:style-name="P1">V = bits 1-256 of Temp</text:p>
              <draw:enhanced-geometry svg:viewBox="0 0 21600 21600" draw:text-areas="2540 0 19060 21600" draw:type="flowchart-predefined-process" draw:enhanced-path="M 0 0 L 21600 0 21600 21600 0 21600 Z N M 2540 0 L 2540 21600 N M 19060 0 L 19060 21600 N"/>
            </draw:custom-shape>
            <draw:custom-shape draw:style-name="gr18" draw:text-style-name="P1" draw:id="id14" draw:layer="layout" svg:width="3.05cm" svg:height="1.22cm" svg:x="1.305cm" svg:y="5.88cm">
              <text:p text:style-name="P1">Key 128bit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1" draw:id="id16" draw:layer="layout" svg:width="3.05cm" svg:height="1.22cm" svg:x="4.355cm" svg:y="5.88cm">
              <text:p text:style-name="P1"><text:s/>V 128bit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1" draw:id="id19" draw:layer="layout" svg:width="3.05cm" svg:height="1.22cm" svg:x="7.405cm" svg:y="5.88cm">
              <text:p text:style-name="P1"><text:s/>Data 256bit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1" draw:id="id15" draw:layer="layout" svg:width="8.845cm" svg:height="1.525cm" svg:x="1.305cm" svg:y="7.758cm">
              <text:p text:style-name="P1">V=V+1 mod 2^128</text:p>
              <text:p text:style-name="P1">Temp (bits 1-128) = AES(Key, V)</text:p>
              <draw:enhanced-geometry svg:viewBox="0 0 21600 21600" draw:text-areas="2540 0 19060 21600" draw:type="flowchart-predefined-process" draw:enhanced-path="M 0 0 L 21600 0 21600 21600 0 21600 Z N M 2540 0 L 2540 21600 N M 19060 0 L 19060 21600 N"/>
            </draw:custom-shape>
            <draw:custom-shape draw:style-name="gr18" draw:text-style-name="P1" draw:id="id17" draw:layer="layout" svg:width="8.845cm" svg:height="1.525cm" svg:x="1.305cm" svg:y="9.845cm">
              <text:p text:style-name="P1">V=V+1 mod 2^128</text:p>
              <text:p text:style-name="P1">Temp (bits 129-256) = AES(Key, V) </text:p>
              <draw:enhanced-geometry svg:viewBox="0 0 21600 21600" draw:text-areas="2540 0 19060 21600" draw:type="flowchart-predefined-process" draw:enhanced-path="M 0 0 L 21600 0 21600 21600 0 21600 Z N M 2540 0 L 2540 21600 N M 19060 0 L 19060 21600 N"/>
            </draw:custom-shape>
          </draw:g>
        </draw:g>
        <draw:g>
          <draw:g>
            <draw:rect draw:style-name="gr19" draw:text-style-name="P1" draw:layer="layout" svg:width="9.22cm" svg:height="9.15cm" svg:x="11.37cm" svg:y="5.27cm">
              <text:p/>
            </draw:rect>
            <draw:g>
              <draw:custom-shape draw:style-name="gr6" draw:text-style-name="P1" draw:id="id20" draw:layer="layout" svg:width="3.965cm" svg:height="1.525cm" svg:x="11.828cm" svg:y="7.1cm">
                <text:p text:style-name="P1">Entropy 256bit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 draw:text-style-name="P1" draw:id="id22" draw:layer="layout" svg:width="3.965cm" svg:height="1.525cm" svg:x="16.098cm" svg:y="7.1cm">
                <text:p text:style-name="P1">Additional</text:p>
                <text:p text:style-name="P1">input 256bit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 draw:text-style-name="P1" draw:id="id21" draw:layer="layout" svg:width="8.235cm" svg:height="1.83cm" svg:x="11.828cm" svg:y="9.54cm">
                <text:p text:style-name="P1">Seed = Entropy XOR Add. Input</text:p>
                <text:p text:style-name="P1">Key, V = Update(Seed, Key, V)</text:p>
                <text:p text:style-name="P1">Reseed_counter = 1</text:p>
                <draw:enhanced-geometry svg:viewBox="0 0 21600 21600" draw:text-areas="2540 0 19060 21600" draw:type="flowchart-predefined-process" draw:enhanced-path="M 0 0 L 21600 0 21600 21600 0 21600 Z N M 2540 0 L 2540 21600 N M 19060 0 L 19060 21600 N"/>
              </draw:custom-shape>
              <draw:custom-shape draw:style-name="gr6" draw:text-style-name="P1" draw:id="id23" draw:layer="layout" svg:width="7.93cm" svg:height="1.525cm" svg:x="11.98cm" svg:y="11.98cm">
                <text:p text:style-name="P1">Output: Key, V, Reseed_counter</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1" draw:layer="layout" draw:type="curve" svg:x1="13.811cm" svg:y1="8.625cm" svg:x2="15.945cm" svg:y2="9.54cm" draw:start-shape="id20" draw:start-glue-point="8" draw:end-shape="id21" draw:end-glue-point="0" svg:d="m13811 8625c0 687 2134 230 2134 915">
                <text:p/>
              </draw:connector>
              <draw:connector draw:style-name="gr2" draw:text-style-name="P1" draw:layer="layout" draw:type="curve" svg:x1="17.677cm" svg:y1="8.625cm" svg:x2="15.945cm" svg:y2="9.54cm" draw:start-shape="id22" draw:start-glue-point="7" draw:end-shape="id21" draw:end-glue-point="0" svg:d="m17677 8625c0 687-1732 230-1732 915">
                <text:p/>
              </draw:connector>
              <draw:connector draw:style-name="gr2" draw:text-style-name="P1" draw:layer="layout" draw:type="curve" svg:x1="15.945cm" svg:y1="11.37cm" svg:x2="15.945cm" svg:y2="11.98cm" draw:start-shape="id21" draw:start-glue-point="2" draw:end-shape="id23" draw:end-glue-point="4" svg:d="m15945 11370v610">
                <text:p/>
              </draw:connector>
            </draw:g>
          </draw:g>
          <draw:frame draw:style-name="gr20" draw:layer="layout" svg:width="0.502cm" svg:height="1.187cm" svg:x="13.732cm" svg:y="5.575cm">
            <draw:text-box>
              <text:p/>
            </draw:text-box>
          </draw:frame>
          <draw:frame draw:style-name="gr21" draw:layer="layout" svg:width="9.15cm" svg:height="1.673cm" svg:x="11.405cm" svg:y="5.27cm">
            <draw:text-box>
              <text:p text:style-name="P1">Reseed process</text:p>
              <text:p>Additional input is not required. It will update internal state - Key, V and Reseed_counter</text:p>
            </draw:text-box>
          </draw:frame>
        </draw:g>
      </draw:page>
      <draw:page draw:name="page3" draw:style-name="dp1" draw:master-page-name="Default">
        <draw:g>
          <draw:rect draw:style-name="gr19" draw:text-style-name="P1" draw:layer="layout" svg:width="12.2cm" svg:height="19.215cm" svg:x="1cm" svg:y="1cm">
            <text:p/>
          </draw:rect>
          <draw:connector draw:style-name="gr2" draw:text-style-name="P1" draw:layer="layout" draw:type="curve" draw:line-skew="0cm 0.689cm" svg:x1="1.51cm" svg:y1="14.231cm" svg:x2="7cm" svg:y2="10.266cm" draw:start-shape="id24" draw:start-glue-point="3" draw:end-shape="id25" draw:end-glue-point="4" svg:d="m1510 14231c-751 0-626-1889 934-2810s4556-873 4556-1155">
            <text:p/>
          </draw:connector>
          <draw:g>
            <draw:custom-shape draw:style-name="gr6" draw:text-style-name="P1" draw:layer="layout" svg:width="3.965cm" svg:height="1.525cm" svg:x="1.205cm" svg:y="3.556cm">
              <text:p text:style-name="P1">Requested</text:p>
              <text:p text:style-name="P1">128bits block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 draw:text-style-name="P1" draw:id="id30" draw:layer="layout" svg:width="3.965cm" svg:height="1.525cm" svg:x="4.865cm" svg:y="3.556cm">
              <text:p text:style-name="P1">Additional</text:p>
              <text:p text:style-name="P1">input 256bit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 draw:text-style-name="P1" draw:id="id26" draw:layer="layout" svg:width="4.88cm" svg:height="2.135cm" svg:x="4.56cm" svg:y="5.691cm">
              <text:p text:style-name="P1">Add. Input == NULL</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draw:id="id24" draw:layer="layout" svg:width="5.49cm" svg:height="1.83cm" svg:x="1.51cm" svg:y="13.316cm">
              <text:p text:style-name="P1">V=V+1 mod 2^128</text:p>
              <text:p text:style-name="P1">output[i]=AES(Key,V)</text:p>
              <text:p text:style-name="P1">i=i+1</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1" draw:id="id29" draw:layer="layout" svg:width="7.015cm" svg:height="1.525cm" svg:x="3.34cm" svg:y="15.756cm">
              <text:p text:style-name="P1">(K, V) =Update(Add.,Key,V)</text:p>
              <text:p text:style-name="P1">Reseed_counter +=1</text:p>
              <draw:enhanced-geometry svg:viewBox="0 0 21600 21600" draw:text-areas="2540 0 19060 21600" draw:type="flowchart-predefined-process" draw:enhanced-path="M 0 0 L 21600 0 21600 21600 0 21600 Z N M 2540 0 L 2540 21600 N M 19060 0 L 19060 21600 N"/>
            </draw:custom-shape>
            <draw:connector draw:style-name="gr2" draw:text-style-name="P1" draw:layer="layout" draw:type="curve" svg:x1="9.44cm" svg:y1="6.759cm" svg:x2="9.592cm" svg:y2="8.131cm" draw:start-shape="id26" draw:start-glue-point="7" draw:end-shape="id27" draw:end-glue-point="0" svg:d="m9440 6759c102 0 152 457 152 1372">
              <text:p/>
            </draw:connector>
            <draw:connector draw:style-name="gr2" draw:text-style-name="P1" draw:layer="layout" draw:type="curve" svg:x1="4.56cm" svg:y1="6.759cm" svg:x2="4.255cm" svg:y2="8.131cm" draw:start-shape="id26" draw:start-glue-point="5" draw:end-shape="id28" draw:end-glue-point="0" svg:d="m4560 6759c-204 0-305 457-305 1372">
              <text:p/>
            </draw:connector>
            <draw:custom-shape draw:style-name="gr6" draw:text-style-name="P1" draw:id="id28" draw:layer="layout" svg:width="3.66cm" svg:height="1.525cm" svg:x="2.425cm" svg:y="8.131cm">
              <text:p text:style-name="P1">Add. Input = 0</text:p>
              <text:p text:style-name="P8">(256 bits)</text:p>
              <draw:enhanced-geometry svg:viewBox="0 0 21600 21600" draw:text-areas="2540 0 19060 21600" draw:type="flowchart-predefined-process" draw:enhanced-path="M 0 0 L 21600 0 21600 21600 0 21600 Z N M 2540 0 L 2540 21600 N M 19060 0 L 19060 21600 N"/>
            </draw:custom-shape>
            <draw:custom-shape draw:style-name="gr6" draw:text-style-name="P1" draw:id="id27" draw:layer="layout" svg:width="5.185cm" svg:height="1.525cm" svg:x="7cm" svg:y="8.131cm">
              <text:p text:style-name="P3">(K, V) =</text:p>
              <text:p text:style-name="P8">Update(Add.,Key,V)</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1" draw:id="id25" draw:layer="layout" svg:width="5.49cm" svg:height="2.44cm" svg:x="4.255cm" svg:y="10.266cm">
              <text:p text:style-name="P1">i = 0</text:p>
              <text:p text:style-name="P1">i&lt;Requested blocks</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1" draw:layer="layout" draw:type="curve" svg:x1="4.255cm" svg:y1="9.656cm" svg:x2="7cm" svg:y2="10.266cm" draw:start-shape="id28" draw:start-glue-point="2" draw:end-shape="id25" draw:end-glue-point="4" svg:d="m4255 9656c0 457 2745 153 2745 610">
              <text:p/>
            </draw:connector>
            <draw:connector draw:style-name="gr2" draw:text-style-name="P1" draw:layer="layout" draw:type="curve" svg:x1="9.592cm" svg:y1="9.656cm" svg:x2="7cm" svg:y2="10.266cm" draw:start-shape="id27" draw:start-glue-point="2" draw:end-shape="id25" draw:end-glue-point="4" svg:d="m9592 9656c0 457-2592 153-2592 610">
              <text:p/>
            </draw:connector>
            <draw:connector draw:style-name="gr2" draw:text-style-name="P1" draw:layer="layout" draw:line-skew="3.246cm 1.721cm" svg:x1="4.255cm" svg:y1="11.486cm" svg:x2="4.255cm" svg:y2="13.316cm" draw:start-shape="id25" draw:start-glue-point="5" draw:end-shape="id24" draw:end-glue-point="0" svg:d="m4255 11486v0 0 0 1830">
              <text:p/>
            </draw:connector>
            <draw:connector draw:style-name="gr2" draw:text-style-name="P1" draw:layer="layout" draw:type="curve" draw:line-skew="0cm 1.124cm" svg:x1="9.745cm" svg:y1="11.486cm" svg:x2="6.847cm" svg:y2="15.756cm" draw:start-shape="id25" draw:start-glue-point="7" draw:end-shape="id29" draw:end-glue-point="0" svg:d="m9745 11486c753 0 627 1935-285 2852s-2613 817-2613 1418">
              <text:p/>
            </draw:connector>
            <draw:custom-shape draw:style-name="gr6" draw:text-style-name="P1" draw:layer="layout" svg:width="4.27cm" svg:height="1.525cm" svg:x="8.625cm" svg:y="3.556cm">
              <text:p text:style-name="P8">Reseed interval</text:p>
              <text:p text:style-name="P1">&lt;2^48</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 draw:text-style-name="P1" draw:layer="layout" draw:type="curve" svg:x1="6.444cm" svg:y1="5.081cm" svg:x2="7cm" svg:y2="5.691cm" draw:start-shape="id30" draw:start-glue-point="7" draw:end-shape="id26" draw:end-glue-point="4" svg:d="m6444 5081c0 457 556 153 556 610">
              <text:p/>
            </draw:connector>
            <draw:custom-shape draw:style-name="gr6" draw:text-style-name="P1" draw:id="id31" draw:layer="layout" svg:width="7.32cm" svg:height="1.83cm" svg:x="3.187cm" svg:y="17.891cm">
              <text:p text:style-name="P1">Output:Key, V, Reseed_counter</text:p>
              <text:p text:style-name="P1">Output string (128*Req. blocks bits)</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1" draw:layer="layout" draw:type="curve" svg:x1="6.847cm" svg:y1="17.281cm" svg:x2="6.847cm" svg:y2="17.891cm" draw:start-shape="id29" draw:start-glue-point="2" draw:end-shape="id31" draw:end-glue-point="4" svg:d="m6847 17281v610">
              <text:p/>
            </draw:connector>
            <draw:g>
              <draw:frame draw:style-name="gr7" draw:layer="layout" svg:width="1.349cm" svg:height="0.725cm" svg:x="3.516cm" svg:y="6.089cm">
                <draw:text-box>
                  <text:p>YES</text:p>
                </draw:text-box>
              </draw:frame>
              <draw:frame draw:style-name="gr7" draw:layer="layout" svg:width="1.137cm" svg:height="0.725cm" svg:x="9.44cm" svg:y="6.089cm">
                <draw:text-box>
                  <text:p>NO</text:p>
                </draw:text-box>
              </draw:frame>
            </draw:g>
            <draw:g>
              <draw:frame draw:style-name="gr7" draw:layer="layout" svg:width="1.349cm" svg:height="0.725cm" svg:x="3.294cm" svg:y="10.876cm">
                <draw:text-box>
                  <text:p>YES</text:p>
                </draw:text-box>
              </draw:frame>
              <draw:frame draw:style-name="gr7" draw:layer="layout" svg:width="1.137cm" svg:height="0.725cm" svg:x="9.218cm" svg:y="10.876cm">
                <draw:text-box>
                  <text:p>NO</text:p>
                </draw:text-box>
              </draw:frame>
            </draw:g>
          </draw:g>
          <draw:frame draw:style-name="gr7" draw:layer="layout" svg:width="10.687cm" svg:height="1.673cm" svg:x="1.769cm" svg:y="1.61cm">
            <draw:text-box>
              <text:p text:style-name="P1">Generate random stream process</text:p>
              <text:p>Additional input is not needed (can be NULL string)</text:p>
              <text:p>Internal state: Key, V, Reseed_counter will be updated</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2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svg:title>connectors</svg:title>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4-16T00:30:17</meta:creation-date>
    <dc:date>2012-04-19T00:57:02</dc:date>
    <meta:editing-duration>PT11H18M18S</meta:editing-duration>
    <meta:editing-cycles>33</meta:editing-cycles>
    <meta:generator>OpenOffice.org/3.2$Unix OpenOffice.org_project/320m12$Build-9483</meta:generator>
    <meta:document-statistic meta:object-count="106"/>
  </office:meta>
</office:document-meta>
</file>